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GraphIterator.ObjectGraphIterator( Iterator root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GraphIterator.ObjectGraphIterator( Object root , Transformer transfor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GraphIterator.findNext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Graph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Graph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bjectGraphIterator.updateCurrentIter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bjectGraphIterator.findNextByIterator( Iterator iterato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bjectGraph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